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DecimalConvertorBuilder.build( Element configElem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FormattingDecimalConvertorBuilder.create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